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Noto Sans" svg:font-family="'Noto Sans'" style:font-family-generic="system" style:font-pitch="variable"/>
    <style:font-face style:name="Noto Sans Mono" svg:font-family="'Noto Sans Mono'"/>
  </office:font-face-decls>
  <office:automatic-styles>
    <style:style style:name="co1" style:family="table-column">
      <style:table-column-properties fo:break-before="auto" style:column-width="3.043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4.286cm"/>
    </style:style>
    <style:style style:name="co4" style:family="table-column">
      <style:table-column-properties fo:break-before="auto" style:column-width="4.339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5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Noto Sans Mono" style:font-name-asian="Noto Sans Mono" style:font-name-complex="Noto Sans Mono"/>
    </style:style>
    <style:style style:name="ce4" style:family="table-cell" style:parent-style-name="Default" style:data-style-name="N0">
      <style:table-cell-properties fo:background-color="transparent" style:vertical-align="automatic"/>
      <style:text-properties style:font-name="Noto Sans Mono" style:font-name-asian="Noto Sans Mono" style:font-name-complex="Noto Sans Mono"/>
    </style:style>
    <style:style style:name="ce5" style:family="table-cell" style:parent-style-name="Default" style:data-style-name="N0">
      <style:table-cell-properties fo:background-color="transparent" style:vertical-align="automatic"/>
    </style:style>
    <style:style style:name="ce6" style:family="table-cell" style:parent-style-name="Default" style:data-style-name="N0">
      <style:table-cell-properties fo:background-color="transparent" fo:wrap-option="wrap" style:vertical-align="automatic"/>
    </style:style>
    <style:style style:name="ce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Noto Sans Mono" style:font-name-asian="Noto Sans Mono" style:font-name-complex="Noto Sans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2" table:default-cell-style-name="ce4"/>
        <table:table-column table:style-name="co6" table:default-cell-style-name="ce5"/>
        <table:table-row table:style-name="ro1"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y</text:p>
          </table:table-cell>
          <table:table-cell/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irror 1</text:p>
          </table:table-cell>
          <table:table-cell table:style-name="ce6" office:value-type="float" office:value="9.4" calcext:value-type="float">
            <text:p>9.4</text:p>
          </table:table-cell>
          <table:table-cell table:style-name="ce6" office:value-type="float" office:value="1.299" calcext:value-type="float">
            <text:p>1.299</text:p>
          </table:table-cell>
          <table:table-cell table:formula="of:=-[.C2]" office:value-type="float" office:value="-1.299" calcext:value-type="float">
            <text:p>-1.299</text:p>
          </table:table-cell>
          <table:table-cell table:style-name="ce6" office:value-type="float" office:value="9.168" calcext:value-type="float">
            <text:p>9.168</text:p>
          </table:table-cell>
          <table:table-cell table:style-name="ce6" office:value-type="float" office:value="9.827" calcext:value-type="float">
            <text:p>9.827</text:p>
          </table:table-cell>
          <table:table-cell table:style-name="ce5" table:formula="of:=-[.F2]" office:value-type="float" office:value="-9.827" calcext:value-type="float">
            <text:p>-9.827</text:p>
          </table:table-cell>
          <table:table-cell table:formula="of:=[.E2]-[.B2]" office:value-type="float" office:value="-0.232000000000001" calcext:value-type="float">
            <text:p>-0.232000000000001</text:p>
          </table:table-cell>
          <table:table-cell table:formula="of:=[.G2]-[.D2]" office:value-type="float" office:value="-8.528" calcext:value-type="float">
            <text:p>-8.528</text:p>
          </table:table-cell>
          <table:table-cell/>
          <table:table-cell office:value-type="string" calcext:value-type="string">
            <text:p>Mirror 1</text:p>
          </table:table-cell>
          <table:table-cell table:style-name="ce6" office:value-type="float" office:value="9.37239" calcext:value-type="float">
            <text:p>9.37239</text:p>
          </table:table-cell>
          <table:table-cell table:style-name="ce6" office:value-type="float" office:value="-2.3138" calcext:value-type="float">
            <text:p>-2.3138</text:p>
          </table:table-cell>
          <table:table-cell table:formula="of:=-[.M2]" office:value-type="float" office:value="2.3138" calcext:value-type="float">
            <text:p>2.3138</text:p>
          </table:table-cell>
          <table:table-cell table:style-name="ce6" office:value-type="float" office:value="9.34481" calcext:value-type="float">
            <text:p>9.34481</text:p>
          </table:table-cell>
          <table:table-cell table:style-name="ce6" office:value-type="float" office:value="-3.32759" calcext:value-type="float">
            <text:p>-3.32759</text:p>
          </table:table-cell>
          <table:table-cell table:style-name="ce5" table:formula="of:=-[.P2]" office:value-type="float" office:value="3.32759" calcext:value-type="float">
            <text:p>3.32759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irror 2</text:p>
          </table:table-cell>
          <table:table-cell table:style-name="ce6" office:value-type="float" office:value="17.471" calcext:value-type="float">
            <text:p>17.471</text:p>
          </table:table-cell>
          <table:table-cell table:style-name="ce6" office:value-type="float" office:value="9.657" calcext:value-type="float">
            <text:p>9.657</text:p>
          </table:table-cell>
          <table:table-cell table:formula="of:=-[.C3]" office:value-type="float" office:value="-9.657" calcext:value-type="float">
            <text:p>-9.657</text:p>
          </table:table-cell>
          <table:table-cell table:style-name="ce6" office:value-type="float" office:value="13.365" calcext:value-type="float">
            <text:p>13.365</text:p>
          </table:table-cell>
          <table:table-cell table:style-name="ce6" office:value-type="float" office:value="2.377" calcext:value-type="float">
            <text:p>2.377</text:p>
          </table:table-cell>
          <table:table-cell table:style-name="ce5" table:formula="of:=-[.F3]" office:value-type="float" office:value="-2.377" calcext:value-type="float">
            <text:p>-2.377</text:p>
          </table:table-cell>
          <table:table-cell table:formula="of:=[.E3]-[.B3]" office:value-type="float" office:value="-4.106" calcext:value-type="float">
            <text:p>-4.106</text:p>
          </table:table-cell>
          <table:table-cell table:formula="of:=[.G3]-[.D3]" office:value-type="float" office:value="7.28" calcext:value-type="float">
            <text:p>7.28</text:p>
          </table:table-cell>
          <table:table-cell/>
          <table:table-cell office:value-type="string" calcext:value-type="string">
            <text:p>Mirror 2</text:p>
          </table:table-cell>
          <table:table-cell table:style-name="ce6" office:value-type="float" office:value="15.20404" calcext:value-type="float">
            <text:p>15.20404</text:p>
          </table:table-cell>
          <table:table-cell table:style-name="ce6" office:value-type="float" office:value="-5.63765" calcext:value-type="float">
            <text:p>-5.63765</text:p>
          </table:table-cell>
          <table:table-cell table:formula="of:=-[.M3]" office:value-type="float" office:value="5.63765" calcext:value-type="float">
            <text:p>5.63765</text:p>
          </table:table-cell>
          <table:table-cell table:style-name="ce6" office:value-type="float" office:value="16.05624" calcext:value-type="float">
            <text:p>16.05624</text:p>
          </table:table-cell>
          <table:table-cell table:style-name="ce6" office:value-type="float" office:value="-7.1486" calcext:value-type="float">
            <text:p>-7.1486</text:p>
          </table:table-cell>
          <table:table-cell table:style-name="ce5" table:formula="of:=-[.P3]" office:value-type="float" office:value="7.1486" calcext:value-type="float">
            <text:p>7.1486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irror 3</text:p>
          </table:table-cell>
          <table:table-cell table:style-name="ce6" office:value-type="float" office:value="16.116" calcext:value-type="float">
            <text:p>16.116</text:p>
          </table:table-cell>
          <table:table-cell table:style-name="ce6" office:value-type="float" office:value="12.714" calcext:value-type="float">
            <text:p>12.714</text:p>
          </table:table-cell>
          <table:table-cell table:formula="of:=-[.C4]" office:value-type="float" office:value="-12.714" calcext:value-type="float">
            <text:p>-12.714</text:p>
          </table:table-cell>
          <table:table-cell table:style-name="ce6" office:value-type="float" office:value="11.877" calcext:value-type="float">
            <text:p>11.877</text:p>
          </table:table-cell>
          <table:table-cell table:style-name="ce6" office:value-type="float" office:value="17.957" calcext:value-type="float">
            <text:p>17.957</text:p>
          </table:table-cell>
          <table:table-cell table:style-name="ce5" table:formula="of:=-[.F4]" office:value-type="float" office:value="-17.957" calcext:value-type="float">
            <text:p>-17.957</text:p>
          </table:table-cell>
          <table:table-cell table:formula="of:=[.E4]-[.B4]" office:value-type="float" office:value="-4.239" calcext:value-type="float">
            <text:p>-4.239</text:p>
          </table:table-cell>
          <table:table-cell table:formula="of:=[.G4]-[.D4]" office:value-type="float" office:value="-5.243" calcext:value-type="float">
            <text:p>-5.243</text:p>
          </table:table-cell>
          <table:table-cell/>
          <table:table-cell office:value-type="string" calcext:value-type="string">
            <text:p>Mirror 3</text:p>
          </table:table-cell>
          <table:table-cell table:style-name="ce6" office:value-type="float" office:value="15.90875" calcext:value-type="float">
            <text:p>15.90875</text:p>
          </table:table-cell>
          <table:table-cell table:style-name="ce6" office:value-type="float" office:value="-12.97034" calcext:value-type="float">
            <text:p>-12.97034</text:p>
          </table:table-cell>
          <table:table-cell table:formula="of:=-[.M4]" office:value-type="float" office:value="12.97034" calcext:value-type="float">
            <text:p>12.97034</text:p>
          </table:table-cell>
          <table:table-cell table:style-name="ce6" office:value-type="float" office:value="14.98217" calcext:value-type="float">
            <text:p>14.98217</text:p>
          </table:table-cell>
          <table:table-cell table:style-name="ce6" office:value-type="float" office:value="-14.11637" calcext:value-type="float">
            <text:p>-14.11637</text:p>
          </table:table-cell>
          <table:table-cell table:style-name="ce5" table:formula="of:=-[.P4]" office:value-type="float" office:value="14.11637" calcext:value-type="float">
            <text:p>14.11637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irror 4</text:p>
          </table:table-cell>
          <table:table-cell table:style-name="ce6" office:value-type="float" office:value="6.423" calcext:value-type="float">
            <text:p>6.423</text:p>
          </table:table-cell>
          <table:table-cell table:style-name="ce6" office:value-type="float" office:value="13.902" calcext:value-type="float">
            <text:p>13.902</text:p>
          </table:table-cell>
          <table:table-cell table:formula="of:=-[.C5]" office:value-type="float" office:value="-13.902" calcext:value-type="float">
            <text:p>-13.902</text:p>
          </table:table-cell>
          <table:table-cell table:style-name="ce6" office:value-type="float" office:value="6.188" calcext:value-type="float">
            <text:p>6.188</text:p>
          </table:table-cell>
          <table:table-cell table:style-name="ce6" office:value-type="float" office:value="15.872" calcext:value-type="float">
            <text:p>15.872</text:p>
          </table:table-cell>
          <table:table-cell table:style-name="ce5" table:formula="of:=-[.F5]" office:value-type="float" office:value="-15.872" calcext:value-type="float">
            <text:p>-15.872</text:p>
          </table:table-cell>
          <table:table-cell table:formula="of:=[.E5]-[.B5]" office:value-type="float" office:value="-0.235" calcext:value-type="float">
            <text:p>-0.235</text:p>
          </table:table-cell>
          <table:table-cell table:formula="of:=[.G5]-[.D5]" office:value-type="float" office:value="-1.97" calcext:value-type="float">
            <text:p>-1.97</text:p>
          </table:table-cell>
          <table:table-cell/>
          <table:table-cell office:value-type="string" calcext:value-type="string">
            <text:p>Mirror 4</text:p>
          </table:table-cell>
          <table:table-cell table:style-name="ce6" office:value-type="float" office:value="6.25553" calcext:value-type="float">
            <text:p>6.25553</text:p>
          </table:table-cell>
          <table:table-cell table:style-name="ce6" office:value-type="float" office:value="-15.30591" calcext:value-type="float">
            <text:p>-15.30591</text:p>
          </table:table-cell>
          <table:table-cell table:formula="of:=-[.M5]" office:value-type="float" office:value="15.30591" calcext:value-type="float">
            <text:p>15.30591</text:p>
          </table:table-cell>
          <table:table-cell table:style-name="ce6" office:value-type="float" office:value="6.188" calcext:value-type="float">
            <text:p>6.188</text:p>
          </table:table-cell>
          <table:table-cell table:style-name="ce6" office:value-type="float" office:value="-15.872" calcext:value-type="float">
            <text:p>-15.872</text:p>
          </table:table-cell>
          <table:table-cell table:style-name="ce5" table:formula="of:=-[.P5]" office:value-type="float" office:value="15.872" calcext:value-type="float">
            <text:p>15.872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irror 5</text:p>
          </table:table-cell>
          <table:table-cell table:style-name="ce6" office:value-type="float" office:value="4.283" calcext:value-type="float">
            <text:p>4.283</text:p>
          </table:table-cell>
          <table:table-cell table:style-name="ce6" office:value-type="float" office:value="18.284" calcext:value-type="float">
            <text:p>18.284</text:p>
          </table:table-cell>
          <table:table-cell table:formula="of:=-[.C6]" office:value-type="float" office:value="-18.284" calcext:value-type="float">
            <text:p>-18.284</text:p>
          </table:table-cell>
          <table:table-cell table:style-name="ce6" office:value-type="float" office:value="4.612" calcext:value-type="float">
            <text:p>4.612</text:p>
          </table:table-cell>
          <table:table-cell table:style-name="ce6" office:value-type="float" office:value="16.06" calcext:value-type="float">
            <text:p>16.06</text:p>
          </table:table-cell>
          <table:table-cell table:style-name="ce5" table:formula="of:=-[.F6]" office:value-type="float" office:value="-16.06" calcext:value-type="float">
            <text:p>-16.06</text:p>
          </table:table-cell>
          <table:table-cell table:formula="of:=[.E6]-[.B6]" office:value-type="float" office:value="0.329" calcext:value-type="float">
            <text:p>0.329</text:p>
          </table:table-cell>
          <table:table-cell table:formula="of:=[.G6]-[.D6]" office:value-type="float" office:value="2.224" calcext:value-type="float">
            <text:p>2.224</text:p>
          </table:table-cell>
          <table:table-cell/>
          <table:table-cell office:value-type="string" calcext:value-type="string">
            <text:p>Mirror 5</text:p>
          </table:table-cell>
          <table:table-cell table:style-name="ce6" office:value-type="float" office:value="4.58262" calcext:value-type="float">
            <text:p>4.58262</text:p>
          </table:table-cell>
          <table:table-cell table:style-name="ce6" office:value-type="float" office:value="-16.25859" calcext:value-type="float">
            <text:p>-16.25859</text:p>
          </table:table-cell>
          <table:table-cell table:formula="of:=-[.M6]" office:value-type="float" office:value="16.25859" calcext:value-type="float">
            <text:p>16.25859</text:p>
          </table:table-cell>
          <table:table-cell table:style-name="ce6" office:value-type="float" office:value="4.52708" calcext:value-type="float">
            <text:p>4.52708</text:p>
          </table:table-cell>
          <table:table-cell table:style-name="ce6" office:value-type="float" office:value="-16.63408" calcext:value-type="float">
            <text:p>-16.63408</text:p>
          </table:table-cell>
          <table:table-cell table:style-name="ce5" table:formula="of:=-[.P6]" office:value-type="float" office:value="16.63408" calcext:value-type="float">
            <text:p>16.63408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irror 6</text:p>
          </table:table-cell>
          <table:table-cell table:style-name="ce6" office:value-type="float" office:value="12.16" calcext:value-type="float">
            <text:p>12.16</text:p>
          </table:table-cell>
          <table:table-cell table:style-name="ce6" office:value-type="float" office:value="21.259" calcext:value-type="float">
            <text:p>21.259</text:p>
          </table:table-cell>
          <table:table-cell table:formula="of:=-[.C7]" office:value-type="float" office:value="-21.259" calcext:value-type="float">
            <text:p>-21.259</text:p>
          </table:table-cell>
          <table:table-cell table:style-name="ce6" office:value-type="float" office:value="10.696" calcext:value-type="float">
            <text:p>10.696</text:p>
          </table:table-cell>
          <table:table-cell table:style-name="ce6" office:value-type="float" office:value="19.347" calcext:value-type="float">
            <text:p>19.347</text:p>
          </table:table-cell>
          <table:table-cell table:style-name="ce5" table:formula="of:=-[.F7]" office:value-type="float" office:value="-19.347" calcext:value-type="float">
            <text:p>-19.347</text:p>
          </table:table-cell>
          <table:table-cell table:formula="of:=[.E7]-[.B7]" office:value-type="float" office:value="-1.464" calcext:value-type="float">
            <text:p>-1.464</text:p>
          </table:table-cell>
          <table:table-cell table:formula="of:=[.G7]-[.D7]" office:value-type="float" office:value="1.912" calcext:value-type="float">
            <text:p>1.912</text:p>
          </table:table-cell>
          <table:table-cell/>
          <table:table-cell office:value-type="string" calcext:value-type="string">
            <text:p>Mirror 6</text:p>
          </table:table-cell>
          <table:table-cell table:style-name="ce6" office:value-type="float" office:value="11.3956" calcext:value-type="float">
            <text:p>11.3956</text:p>
          </table:table-cell>
          <table:table-cell table:style-name="ce6" office:value-type="float" office:value="-20.26068" calcext:value-type="float">
            <text:p>-20.26068</text:p>
          </table:table-cell>
          <table:table-cell table:formula="of:=-[.M7]" office:value-type="float" office:value="20.26068" calcext:value-type="float">
            <text:p>20.26068</text:p>
          </table:table-cell>
          <table:table-cell table:style-name="ce6" office:value-type="float" office:value="11.96353" calcext:value-type="float">
            <text:p>11.96353</text:p>
          </table:table-cell>
          <table:table-cell table:style-name="ce6" office:value-type="float" office:value="-21.00241" calcext:value-type="float">
            <text:p>-21.00241</text:p>
          </table:table-cell>
          <table:table-cell table:style-name="ce5" table:formula="of:=-[.P7]" office:value-type="float" office:value="21.00241" calcext:value-type="float">
            <text:p>21.00241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irror 7</text:p>
          </table:table-cell>
          <table:table-cell table:style-name="ce6" office:value-type="float" office:value="19.225" calcext:value-type="float">
            <text:p>19.225</text:p>
          </table:table-cell>
          <table:table-cell table:style-name="ce6" office:value-type="float" office:value="21.842" calcext:value-type="float">
            <text:p>21.842</text:p>
          </table:table-cell>
          <table:table-cell table:formula="of:=-[.C8]" office:value-type="float" office:value="-21.842" calcext:value-type="float">
            <text:p>-21.842</text:p>
          </table:table-cell>
          <table:table-cell table:style-name="ce6" office:value-type="float" office:value="19.636" calcext:value-type="float">
            <text:p>19.636</text:p>
          </table:table-cell>
          <table:table-cell table:style-name="ce6" office:value-type="float" office:value="23.274" calcext:value-type="float">
            <text:p>23.274</text:p>
          </table:table-cell>
          <table:table-cell table:style-name="ce5" table:formula="of:=-[.F8]" office:value-type="float" office:value="-23.274" calcext:value-type="float">
            <text:p>-23.274</text:p>
          </table:table-cell>
          <table:table-cell table:formula="of:=[.E8]-[.B8]" office:value-type="float" office:value="0.410999999999998" calcext:value-type="float">
            <text:p>0.410999999999998</text:p>
          </table:table-cell>
          <table:table-cell table:formula="of:=[.G8]-[.D8]" office:value-type="float" office:value="-1.432" calcext:value-type="float">
            <text:p>-1.432</text:p>
          </table:table-cell>
          <table:table-cell/>
          <table:table-cell office:value-type="string" calcext:value-type="string">
            <text:p>Mirror 7</text:p>
          </table:table-cell>
          <table:table-cell table:style-name="ce6" office:value-type="float" office:value="19.26916" calcext:value-type="float">
            <text:p>19.26916</text:p>
          </table:table-cell>
          <table:table-cell table:style-name="ce6" office:value-type="float" office:value="-21.99586" calcext:value-type="float">
            <text:p>-21.99586</text:p>
          </table:table-cell>
          <table:table-cell table:formula="of:=-[.M8]" office:value-type="float" office:value="21.99586" calcext:value-type="float">
            <text:p>21.99586</text:p>
          </table:table-cell>
          <table:table-cell table:style-name="ce6" office:value-type="float" office:value="19.47144" calcext:value-type="float">
            <text:p>19.47144</text:p>
          </table:table-cell>
          <table:table-cell table:style-name="ce6" office:value-type="float" office:value="-22.70065" calcext:value-type="float">
            <text:p>-22.70065</text:p>
          </table:table-cell>
          <table:table-cell table:style-name="ce5" table:formula="of:=-[.P8]" office:value-type="float" office:value="22.70065" calcext:value-type="float">
            <text:p>22.70065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irror 8</text:p>
          </table:table-cell>
          <table:table-cell table:style-name="ce6" office:value-type="float" office:value="13.572" calcext:value-type="float">
            <text:p>13.572</text:p>
          </table:table-cell>
          <table:table-cell table:style-name="ce6" office:value-type="float" office:value="26.65" calcext:value-type="float">
            <text:p>26.65</text:p>
          </table:table-cell>
          <table:table-cell table:formula="of:=-[.C9]" office:value-type="float" office:value="-26.65" calcext:value-type="float">
            <text:p>-26.65</text:p>
          </table:table-cell>
          <table:table-cell table:style-name="ce6" office:value-type="float" office:value="13.705" calcext:value-type="float">
            <text:p>13.705</text:p>
          </table:table-cell>
          <table:table-cell table:style-name="ce6" office:value-type="float" office:value="29.048" calcext:value-type="float">
            <text:p>29.048</text:p>
          </table:table-cell>
          <table:table-cell table:style-name="ce5" table:formula="of:=-[.F9]" office:value-type="float" office:value="-29.048" calcext:value-type="float">
            <text:p>-29.048</text:p>
          </table:table-cell>
          <table:table-cell table:formula="of:=[.E9]-[.B9]" office:value-type="float" office:value="0.133000000000001" calcext:value-type="float">
            <text:p>0.133000000000001</text:p>
          </table:table-cell>
          <table:table-cell table:formula="of:=[.G9]-[.D9]" office:value-type="float" office:value="-2.398" calcext:value-type="float">
            <text:p>-2.398</text:p>
          </table:table-cell>
          <table:table-cell/>
          <table:table-cell office:value-type="string" calcext:value-type="string">
            <text:p>Mirror 8</text:p>
          </table:table-cell>
          <table:table-cell table:style-name="ce6" office:value-type="float" office:value="13.58552" calcext:value-type="float">
            <text:p>13.58552</text:p>
          </table:table-cell>
          <table:table-cell table:style-name="ce6" office:value-type="float" office:value="-26.89374" calcext:value-type="float">
            <text:p>-26.89374</text:p>
          </table:table-cell>
          <table:table-cell table:formula="of:=-[.M9]" office:value-type="float" office:value="26.89374" calcext:value-type="float">
            <text:p>26.89374</text:p>
          </table:table-cell>
          <table:table-cell table:style-name="ce6" office:value-type="float" office:value="13.67728" calcext:value-type="float">
            <text:p>13.67728</text:p>
          </table:table-cell>
          <table:table-cell table:style-name="ce6" office:value-type="float" office:value="-28.54813" calcext:value-type="float">
            <text:p>-28.54813</text:p>
          </table:table-cell>
          <table:table-cell table:style-name="ce5" table:formula="of:=-[.P9]" office:value-type="float" office:value="28.54813" calcext:value-type="float">
            <text:p>28.54813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irror 9</text:p>
          </table:table-cell>
          <table:table-cell table:style-name="ce6" office:value-type="float" office:value="10.411" calcext:value-type="float">
            <text:p>10.411</text:p>
          </table:table-cell>
          <table:table-cell table:style-name="ce6" office:value-type="float" office:value="32.423" calcext:value-type="float">
            <text:p>32.423</text:p>
          </table:table-cell>
          <table:table-cell table:formula="of:=-[.C10]" office:value-type="float" office:value="-32.423" calcext:value-type="float">
            <text:p>-32.423</text:p>
          </table:table-cell>
          <table:table-cell table:style-name="ce6" office:value-type="float" office:value="14.41" calcext:value-type="float">
            <text:p>14.41</text:p>
          </table:table-cell>
          <table:table-cell table:style-name="ce6" office:value-type="float" office:value="31.342" calcext:value-type="float">
            <text:p>31.342</text:p>
          </table:table-cell>
          <table:table-cell table:style-name="ce5" table:formula="of:=-[.F10]" office:value-type="float" office:value="-31.342" calcext:value-type="float">
            <text:p>-31.342</text:p>
          </table:table-cell>
          <table:table-cell table:formula="of:=[.E10]-[.B10]" office:value-type="float" office:value="3.999" calcext:value-type="float">
            <text:p>3.999</text:p>
          </table:table-cell>
          <table:table-cell table:formula="of:=[.G10]-[.D10]" office:value-type="float" office:value="1.081" calcext:value-type="float">
            <text:p>1.081</text:p>
          </table:table-cell>
          <table:table-cell/>
          <table:table-cell office:value-type="string" calcext:value-type="string">
            <text:p>Mirror 9</text:p>
          </table:table-cell>
          <table:table-cell table:style-name="ce6" office:value-type="float" office:value="13.58371" calcext:value-type="float">
            <text:p>13.58371</text:p>
          </table:table-cell>
          <table:table-cell table:style-name="ce6" office:value-type="float" office:value="-31.5464" calcext:value-type="float">
            <text:p>-31.5464</text:p>
          </table:table-cell>
          <table:table-cell table:formula="of:=-[.M10]" office:value-type="float" office:value="31.5464" calcext:value-type="float">
            <text:p>31.5464</text:p>
          </table:table-cell>
          <table:table-cell table:style-name="ce6" office:value-type="float" office:value="14.31294" calcext:value-type="float">
            <text:p>14.31294</text:p>
          </table:table-cell>
          <table:table-cell table:style-name="ce6" office:value-type="float" office:value="-31.36601" calcext:value-type="float">
            <text:p>-31.36601</text:p>
          </table:table-cell>
          <table:table-cell table:style-name="ce5" table:formula="of:=-[.P10]" office:value-type="float" office:value="31.36601" calcext:value-type="float">
            <text:p>31.36601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irror 10</text:p>
          </table:table-cell>
          <table:table-cell table:style-name="ce6" office:value-type="float" office:value="5.36" calcext:value-type="float">
            <text:p>5.36</text:p>
          </table:table-cell>
          <table:table-cell table:style-name="ce6" office:value-type="float" office:value="25.73" calcext:value-type="float">
            <text:p>25.73</text:p>
          </table:table-cell>
          <table:table-cell table:formula="of:=-[.C11]" office:value-type="float" office:value="-25.73" calcext:value-type="float">
            <text:p>-25.73</text:p>
          </table:table-cell>
          <table:table-cell table:style-name="ce6" office:value-type="float" office:value="-0.353" calcext:value-type="float">
            <text:p>-0.353</text:p>
          </table:table-cell>
          <table:table-cell table:style-name="ce6" office:value-type="float" office:value="24.243" calcext:value-type="float">
            <text:p>24.243</text:p>
          </table:table-cell>
          <table:table-cell table:style-name="ce5" table:formula="of:=-[.F11]" office:value-type="float" office:value="-24.243" calcext:value-type="float">
            <text:p>-24.243</text:p>
          </table:table-cell>
          <table:table-cell table:formula="of:=[.E11]-[.B11]" office:value-type="float" office:value="-5.713" calcext:value-type="float">
            <text:p>-5.713</text:p>
          </table:table-cell>
          <table:table-cell table:formula="of:=[.G11]-[.D11]" office:value-type="float" office:value="1.487" calcext:value-type="float">
            <text:p>1.487</text:p>
          </table:table-cell>
          <table:table-cell/>
          <table:table-cell office:value-type="string" calcext:value-type="string">
            <text:p>Mirror 10</text:p>
          </table:table-cell>
          <table:table-cell table:style-name="ce6" office:value-type="float" office:value="1.063757" calcext:value-type="float">
            <text:p>1.063757</text:p>
          </table:table-cell>
          <table:table-cell table:style-name="ce6" office:value-type="float" office:value="-24.61176" calcext:value-type="float">
            <text:p>-24.61176</text:p>
          </table:table-cell>
          <table:table-cell table:formula="of:=-[.M11]" office:value-type="float" office:value="24.61176" calcext:value-type="float">
            <text:p>24.61176</text:p>
          </table:table-cell>
          <table:table-cell table:style-name="ce6" office:value-type="float" office:value="3.34964" calcext:value-type="float">
            <text:p>3.34964</text:p>
          </table:table-cell>
          <table:table-cell table:style-name="ce6" office:value-type="float" office:value="-25.20674" calcext:value-type="float">
            <text:p>-25.20674</text:p>
          </table:table-cell>
          <table:table-cell table:style-name="ce5" table:formula="of:=-[.P11]" office:value-type="float" office:value="25.20674" calcext:value-type="float">
            <text:p>25.20674</text:p>
          </table:table-cell>
          <table:table-cell table:number-columns-repeated="16367"/>
        </table:table-row>
        <table:table-row table:style-name="ro2">
          <table:table-cell office:value-type="string" calcext:value-type="string">
            <text:p>Mirror 11</text:p>
          </table:table-cell>
          <table:table-cell table:style-name="ce6" office:value-type="float" office:value="12.986" calcext:value-type="float">
            <text:p>12.986</text:p>
          </table:table-cell>
          <table:table-cell table:style-name="ce6" office:value-type="float" office:value="30.644" calcext:value-type="float">
            <text:p>30.644</text:p>
          </table:table-cell>
          <table:table-cell table:formula="of:=-[.C12]" office:value-type="float" office:value="-30.644" calcext:value-type="float">
            <text:p>-30.644</text:p>
          </table:table-cell>
          <table:table-cell table:style-name="ce6" office:value-type="float" office:value="14.138" calcext:value-type="float">
            <text:p>14.138</text:p>
          </table:table-cell>
          <table:table-cell table:style-name="ce6" office:value-type="float" office:value="30.083" calcext:value-type="float">
            <text:p>30.083</text:p>
          </table:table-cell>
          <table:table-cell table:style-name="ce5" table:formula="of:=-[.F12]" office:value-type="float" office:value="-30.083" calcext:value-type="float">
            <text:p>-30.083</text:p>
          </table:table-cell>
          <table:table-cell table:formula="of:=[.E12]-[.B12]" office:value-type="float" office:value="1.152" calcext:value-type="float">
            <text:p>1.152</text:p>
          </table:table-cell>
          <table:table-cell table:formula="of:=[.G12]-[.D12]" office:value-type="float" office:value="0.561" calcext:value-type="float">
            <text:p>0.561</text:p>
          </table:table-cell>
          <table:table-cell/>
          <table:table-cell office:value-type="string" calcext:value-type="string">
            <text:p>Mirror 11</text:p>
          </table:table-cell>
          <table:table-cell table:style-name="ce6" office:value-type="float" office:value="13.01008" calcext:value-type="float">
            <text:p>13.01008</text:p>
          </table:table-cell>
          <table:table-cell table:style-name="ce6" office:value-type="float" office:value="-30.63217" calcext:value-type="float">
            <text:p>-30.63217</text:p>
          </table:table-cell>
          <table:table-cell table:formula="of:=-[.M12]" office:value-type="float" office:value="30.63217" calcext:value-type="float">
            <text:p>30.63217</text:p>
          </table:table-cell>
          <table:table-cell table:style-name="ce6" office:value-type="float" office:value="13.38482" calcext:value-type="float">
            <text:p>13.38482</text:p>
          </table:table-cell>
          <table:table-cell table:style-name="ce6" office:value-type="float" office:value="-30.44808" calcext:value-type="float">
            <text:p>-30.44808</text:p>
          </table:table-cell>
          <table:table-cell table:style-name="ce5" table:formula="of:=-[.P12]" office:value-type="float" office:value="30.44808" calcext:value-type="float">
            <text:p>30.44808</text:p>
          </table:table-cell>
          <table:table-cell table:number-columns-repeated="16367"/>
        </table:table-row>
        <table:table-row table:style-name="ro3" table:number-rows-repeated="2">
          <table:table-cell table:style-name="Default" table:number-columns-repeated="9"/>
          <table:table-cell/>
          <table:table-cell table:style-name="Default" table:number-columns-repeated="7"/>
          <table:table-cell table:number-columns-repeated="16367"/>
        </table:table-row>
        <table:table-row table:style-name="ro3">
          <table:table-cell table:style-name="ce5" table:number-columns-repeated="19"/>
          <table:table-cell table:number-columns-repeated="16365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Beams</text:p>
          </table:table-cell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neg y2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eam 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7267" calcext:value-type="float">
            <text:p>9.37267</text:p>
          </table:table-cell>
          <table:table-cell office:value-type="float" office:value="-2.313666" calcext:value-type="float">
            <text:p>-2.313666</text:p>
          </table:table-cell>
          <table:table-cell/>
          <table:table-cell table:style-name="ce5"/>
          <table:table-cell table:number-columns-repeated="16376"/>
        </table:table-row>
        <table:table-row table:style-name="ro3">
          <table:table-cell office:value-type="string" calcext:value-type="string">
            <text:p>Beam 2</text:p>
          </table:table-cell>
          <table:table-cell table:formula="of:=[.E18]" office:value-type="float" office:value="9.37267" calcext:value-type="float">
            <text:p>9.37267</text:p>
          </table:table-cell>
          <table:table-cell table:formula="of:=[.F18]" office:value-type="float" office:value="-2.313666" calcext:value-type="float">
            <text:p>-2.313666</text:p>
          </table:table-cell>
          <table:table-cell/>
          <table:table-cell office:value-type="float" office:value="15.19348" calcext:value-type="float">
            <text:p>15.19348</text:p>
          </table:table-cell>
          <table:table-cell table:style-name="ce5" office:value-type="float" office:value="-5.62762" calcext:value-type="float">
            <text:p>-5.62762</text:p>
          </table:table-cell>
          <table:table-cell/>
          <table:table-cell table:style-name="ce5"/>
          <table:table-cell table:number-columns-repeated="16376"/>
        </table:table-row>
        <table:table-row table:style-name="ro3">
          <table:table-cell office:value-type="string" calcext:value-type="string">
            <text:p>Beam 3</text:p>
          </table:table-cell>
          <table:table-cell office:value-type="float" office:value="15.19348" calcext:value-type="float">
            <text:p>15.19348</text:p>
          </table:table-cell>
          <table:table-cell table:style-name="ce5" office:value-type="float" office:value="-5.62762" calcext:value-type="float">
            <text:p>-5.62762</text:p>
          </table:table-cell>
          <table:table-cell/>
          <table:table-cell office:value-type="float" office:value="14.97824" calcext:value-type="float">
            <text:p>14.97824</text:p>
          </table:table-cell>
          <table:table-cell table:style-name="ce5" office:value-type="float" office:value="-14.12373" calcext:value-type="float">
            <text:p>-14.1237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eam 4</text:p>
          </table:table-cell>
          <table:table-cell office:value-type="float" office:value="14.97824" calcext:value-type="float">
            <text:p>14.97824</text:p>
          </table:table-cell>
          <table:table-cell table:style-name="ce5" office:value-type="float" office:value="-14.12373" calcext:value-type="float">
            <text:p>-14.12373</text:p>
          </table:table-cell>
          <table:table-cell/>
          <table:table-cell office:value-type="float" office:value="4.52175" calcext:value-type="float">
            <text:p>4.52175</text:p>
          </table:table-cell>
          <table:table-cell office:value-type="float" office:value="-16.65366" calcext:value-type="float">
            <text:p>-16.6536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eam 5</text:p>
          </table:table-cell>
          <table:table-cell office:value-type="float" office:value="4.52175" calcext:value-type="float">
            <text:p>4.52175</text:p>
          </table:table-cell>
          <table:table-cell office:value-type="float" office:value="-16.65366" calcext:value-type="float">
            <text:p>-16.65366</text:p>
          </table:table-cell>
          <table:table-cell/>
          <table:table-cell office:value-type="float" office:value="12.01388" calcext:value-type="float">
            <text:p>12.01388</text:p>
          </table:table-cell>
          <table:table-cell office:value-type="float" office:value="-21.06885" calcext:value-type="float">
            <text:p>-21.06885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eam 6</text:p>
          </table:table-cell>
          <table:table-cell table:formula="of:=[.E22]" office:value-type="float" office:value="12.01388" calcext:value-type="float">
            <text:p>12.01388</text:p>
          </table:table-cell>
          <table:table-cell table:formula="of:=[.F22]" office:value-type="float" office:value="-21.06885" calcext:value-type="float">
            <text:p>-21.06885</text:p>
          </table:table-cell>
          <table:table-cell/>
          <table:table-cell office:value-type="float" office:value="13.58552" calcext:value-type="float">
            <text:p>13.58552</text:p>
          </table:table-cell>
          <table:table-cell office:value-type="float" office:value="-26.89374" calcext:value-type="float">
            <text:p>-26.8937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eam 7</text:p>
          </table:table-cell>
          <table:table-cell table:formula="of:=[.E23]" office:value-type="float" office:value="13.58552" calcext:value-type="float">
            <text:p>13.58552</text:p>
          </table:table-cell>
          <table:table-cell table:formula="of:=[.F23]" office:value-type="float" office:value="-26.89374" calcext:value-type="float">
            <text:p>-26.89374</text:p>
          </table:table-cell>
          <table:table-cell/>
          <table:table-cell office:value-type="float" office:value="13.01008" calcext:value-type="float">
            <text:p>13.01008</text:p>
          </table:table-cell>
          <table:table-cell office:value-type="float" office:value="-30.63217" calcext:value-type="float">
            <text:p>-30.63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eam 8</text:p>
          </table:table-cell>
          <table:table-cell table:formula="of:=[.E24]" office:value-type="float" office:value="13.01008" calcext:value-type="float">
            <text:p>13.01008</text:p>
          </table:table-cell>
          <table:table-cell table:formula="of:=[.F24]" office:value-type="float" office:value="-30.63217" calcext:value-type="float">
            <text:p>-30.63217</text:p>
          </table:table-cell>
          <table:table-cell/>
          <table:table-cell office:value-type="float" office:value="3.34964" calcext:value-type="float">
            <text:p>3.34964</text:p>
          </table:table-cell>
          <table:table-cell office:value-type="float" office:value="-25.20674" calcext:value-type="float">
            <text:p>-25.20674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6372"/>
        </table:table-row>
        <table:table-row table:style-name="ro3">
          <table:table-cell office:value-type="string" calcext:value-type="string">
            <text:p>Beam 9</text:p>
          </table:table-cell>
          <table:table-cell table:number-columns-repeated="6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6372"/>
        </table:table-row>
        <table:table-row table:style-name="ro3">
          <table:table-cell table:number-columns-repeated="5"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6372"/>
        </table:table-row>
        <table:table-row table:style-name="ro3">
          <table:table-cell office:value-type="string" calcext:value-type="string">
            <text:p>Beams</text:p>
          </table:table-cell>
          <table:table-cell table:style-name="ce1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neg y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6372"/>
        </table:table-row>
        <table:table-row table:style-name="ro3">
          <table:table-cell office:value-type="string" calcext:value-type="string">
            <text:p>Beam 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34481" calcext:value-type="float">
            <text:p>9.34481</text:p>
          </table:table-cell>
          <table:table-cell office:value-type="float" office:value="-3.32759" calcext:value-type="float">
            <text:p>-3.32759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6372"/>
        </table:table-row>
        <table:table-row table:style-name="ro3">
          <table:table-cell office:value-type="string" calcext:value-type="string">
            <text:p>Beam 2</text:p>
          </table:table-cell>
          <table:table-cell table:formula="of:=[.E29]" office:value-type="float" office:value="9.34481" calcext:value-type="float">
            <text:p>9.34481</text:p>
          </table:table-cell>
          <table:table-cell table:formula="of:=[.F29]" office:value-type="float" office:value="-3.32759" calcext:value-type="float">
            <text:p>-3.32759</text:p>
          </table:table-cell>
          <table:table-cell/>
          <table:table-cell office:value-type="float" office:value="16.05624" calcext:value-type="float">
            <text:p>16.05624</text:p>
          </table:table-cell>
          <table:table-cell office:value-type="float" office:value="-7.1486" calcext:value-type="float">
            <text:p>-7.1486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6372"/>
        </table:table-row>
        <table:table-row table:style-name="ro3">
          <table:table-cell office:value-type="string" calcext:value-type="string">
            <text:p>Beam 3</text:p>
          </table:table-cell>
          <table:table-cell table:formula="of:=[.E30]" office:value-type="float" office:value="16.05624" calcext:value-type="float">
            <text:p>16.05624</text:p>
          </table:table-cell>
          <table:table-cell table:formula="of:=[.F30]" office:value-type="float" office:value="-7.1486" calcext:value-type="float">
            <text:p>-7.1486</text:p>
          </table:table-cell>
          <table:table-cell/>
          <table:table-cell office:value-type="float" office:value="15.90875" calcext:value-type="float">
            <text:p>15.90875</text:p>
          </table:table-cell>
          <table:table-cell office:value-type="float" office:value="-12.97034" calcext:value-type="float">
            <text:p>-12.97034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6372"/>
        </table:table-row>
        <table:table-row table:style-name="ro3">
          <table:table-cell office:value-type="string" calcext:value-type="string">
            <text:p>Beam 4</text:p>
          </table:table-cell>
          <table:table-cell table:formula="of:=[.E31]" office:value-type="float" office:value="15.90875" calcext:value-type="float">
            <text:p>15.90875</text:p>
          </table:table-cell>
          <table:table-cell table:formula="of:=[.F31]" office:value-type="float" office:value="-12.97034" calcext:value-type="float">
            <text:p>-12.97034</text:p>
          </table:table-cell>
          <table:table-cell/>
          <table:table-cell office:value-type="float" office:value="6.25553" calcext:value-type="float">
            <text:p>6.25553</text:p>
          </table:table-cell>
          <table:table-cell office:value-type="float" office:value="-15.30591" calcext:value-type="float">
            <text:p>-15.30591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6372"/>
        </table:table-row>
        <table:table-row table:style-name="ro3">
          <table:table-cell office:value-type="string" calcext:value-type="string">
            <text:p>Beam 5</text:p>
          </table:table-cell>
          <table:table-cell table:formula="of:=[.E32]" office:value-type="float" office:value="6.25553" calcext:value-type="float">
            <text:p>6.25553</text:p>
          </table:table-cell>
          <table:table-cell table:formula="of:=[.F32]" office:value-type="float" office:value="-15.30591" calcext:value-type="float">
            <text:p>-15.30591</text:p>
          </table:table-cell>
          <table:table-cell/>
          <table:table-cell office:value-type="float" office:value="19.26916" calcext:value-type="float">
            <text:p>19.26916</text:p>
          </table:table-cell>
          <table:table-cell office:value-type="float" office:value="-21.99586" calcext:value-type="float">
            <text:p>-21.99586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6372"/>
        </table:table-row>
        <table:table-row table:style-name="ro3">
          <table:table-cell office:value-type="string" calcext:value-type="string">
            <text:p>Beam 6</text:p>
          </table:table-cell>
          <table:table-cell table:formula="of:=[.E33]" office:value-type="float" office:value="19.26916" calcext:value-type="float">
            <text:p>19.26916</text:p>
          </table:table-cell>
          <table:table-cell table:formula="of:=[.F33]" office:value-type="float" office:value="-21.99586" calcext:value-type="float">
            <text:p>-21.99586</text:p>
          </table:table-cell>
          <table:table-cell/>
          <table:table-cell office:value-type="float" office:value="13.57025" calcext:value-type="float">
            <text:p>13.57025</text:p>
          </table:table-cell>
          <table:table-cell office:value-type="float" office:value="-31.569" calcext:value-type="float">
            <text:p>-31.569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6372"/>
        </table:table-row>
        <table:table-row table:style-name="ro3">
          <table:table-cell office:value-type="string" calcext:value-type="string">
            <text:p>Beam 7</text:p>
          </table:table-cell>
          <table:table-cell table:formula="of:=[.E34]" office:value-type="float" office:value="13.57025" calcext:value-type="float">
            <text:p>13.57025</text:p>
          </table:table-cell>
          <table:table-cell table:formula="of:=[.F34]" office:value-type="float" office:value="-31.569" calcext:value-type="float">
            <text:p>-31.569</text:p>
          </table:table-cell>
          <table:table-cell/>
          <table:table-cell office:value-type="float" office:value="1.06376" calcext:value-type="float">
            <text:p>1.06376</text:p>
          </table:table-cell>
          <table:table-cell office:value-type="float" office:value="-24.58512" calcext:value-type="float">
            <text:p>-24.58512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16372"/>
        </table:table-row>
        <table:table-row table:style-name="ro3">
          <table:table-cell office:value-type="string" calcext:value-type="string">
            <text:p>Exit</text:p>
          </table:table-cell>
          <table:table-cell table:formula="of:=[.E35]" office:value-type="float" office:value="1.06376" calcext:value-type="float">
            <text:p>1.06376</text:p>
          </table:table-cell>
          <table:table-cell table:formula="of:=[.F35]" office:value-type="float" office:value="-24.58512" calcext:value-type="float">
            <text:p>-24.58512</text:p>
          </table:table-cell>
          <table:table-cell table:number-columns-repeated="4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7"/>
          <table:table-cell table:style-name="ce5" table:number-columns-repeated="16364"/>
          <table:table-cell/>
        </table:table-row>
        <table:table-row table:style-name="ro3">
          <table:table-cell table:number-columns-repeated="7"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7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For Inside path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Top Beam</text:p>
          </table:table-cell>
          <table:table-cell office:value-type="string" calcext:value-type="string">
            <text:p>v1x</text:p>
          </table:table-cell>
          <table:table-cell office:value-type="string" calcext:value-type="string">
            <text:p>v1y</text:p>
          </table:table-cell>
          <table:table-cell office:value-type="string" calcext:value-type="string">
            <text:p>v2x</text:p>
          </table:table-cell>
          <table:table-cell office:value-type="string" calcext:value-type="string">
            <text:p>v2y</text:p>
          </table:table-cell>
          <table:table-cell office:value-type="string" calcext:value-type="string">
            <text:p>Dot Product w/ respecitve mirror</text:p>
          </table:table-cell>
          <table:table-cell office:value-type="string" calcext:value-type="string">
            <text:p>angle to positive x axis</text:p>
          </table:table-cell>
          <table:table-cell office:value-type="string" calcext:value-type="string">
            <text:p>delta angle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.s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1</text:p>
          </table:table-cell>
          <table:table-cell table:formula="of:=[.E18]-[.B18]" office:value-type="float" office:value="-4.62733" calcext:value-type="float">
            <text:p>-4.62733</text:p>
          </table:table-cell>
          <table:table-cell table:formula="of:=[.F18]-[.C18]" office:value-type="float" office:value="-2.313666" calcext:value-type="float">
            <text:p>-2.313666</text:p>
          </table:table-cell>
          <table:table-cell table:formula="of:=[.E2]-[.B2]" office:value-type="float" office:value="-0.232000000000001" calcext:value-type="float">
            <text:p>-0.232000000000001</text:p>
          </table:table-cell>
          <table:table-cell table:formula="of:=[.G2]-[.D2]" office:value-type="float" office:value="-8.528" calcext:value-type="float">
            <text:p>-8.528</text:p>
          </table:table-cell>
          <table:table-cell table:style-name="ce5" table:formula="of:=DEGREES(ACOS(([.B40]*[.D40]+[.C40]*[.E40])/(SQRT([.B40]^2+[.C40]^2)*SQRT([.D40]^2+[.E40]^2))))" office:value-type="float" office:value="61.8766200758957" calcext:value-type="float">
            <text:p>61.8766200758957</text:p>
          </table:table-cell>
          <table:table-cell table:formula="of:=DEGREES(ACOS(([.D40])/(SQRT( ([.D40])^2 + ([.E40])^2 )*SQRT(1^2) )))" office:value-type="float" office:value="91.5583188413961" calcext:value-type="float">
            <text:p>91.5583188413961</text:p>
          </table:table-cell>
          <table:table-cell table:formula="of:=[.F40]-[.G40]" office:value-type="float" office:value="-29.6816987655004" calcext:value-type="float">
            <text:p>-29.6816987655004</text:p>
          </table:table-cell>
          <table:table-cell table:style-name="ce5" table:formula="of:=DEGREES(SIN(RADIANS([.H40])))/DEGREES(COS(RADIANS([.H40])))" office:value-type="float" office:value="-0.569966669420662" calcext:value-type="float">
            <text:p>-0.569966669420662</text:p>
          </table:table-cell>
          <table:table-cell table:formula="of:=[.F18]-[.I40]*[.E18]" office:value-type="float" office:value="3.02844350347896" calcext:value-type="float">
            <text:p>3.02844350347896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2</text:p>
          </table:table-cell>
          <table:table-cell table:formula="of:=[.E19]-[.B19]" office:value-type="float" office:value="5.82081" calcext:value-type="float">
            <text:p>5.82081</text:p>
          </table:table-cell>
          <table:table-cell table:formula="of:=[.F19]-[.C19]" office:value-type="float" office:value="-3.313954" calcext:value-type="float">
            <text:p>-3.313954</text:p>
          </table:table-cell>
          <table:table-cell table:formula="of:=[.E3]-[.B3]" office:value-type="float" office:value="-4.106" calcext:value-type="float">
            <text:p>-4.106</text:p>
          </table:table-cell>
          <table:table-cell table:formula="of:=[.G3]-[.D3]" office:value-type="float" office:value="7.28" calcext:value-type="float">
            <text:p>7.28</text:p>
          </table:table-cell>
          <table:table-cell table:style-name="ce5" table:formula="of:=DEGREES(ACOS(([.B41]*[.D41]+[.C41]*[.E41])/(SQRT([.B41]^2+[.C41]^2)*SQRT([.D41]^2+[.E41]^2))))" office:value-type="float" office:value="149.077575725631" calcext:value-type="float">
            <text:p>149.077575725631</text:p>
          </table:table-cell>
          <table:table-cell table:formula="of:=-DEGREES(ACOS(([.D41])/(SQRT( ([.D41])^2 + ([.E41])^2 )*SQRT(1^2) )))" office:value-type="float" office:value="-119.423475956152" calcext:value-type="float">
            <text:p>-119.423475956152</text:p>
          </table:table-cell>
          <table:table-cell table:formula="of:=[.G41]-[.F41]" office:value-type="float" office:value="-268.501051681782" calcext:value-type="float">
            <text:p>-268.501051681782</text:p>
          </table:table-cell>
          <table:table-cell table:style-name="ce5" table:formula="of:=DEGREES(SIN(RADIANS([.H41])))/DEGREES(COS(RADIANS([.H41])))" office:value-type="float" office:value="-38.2152650627736" calcext:value-type="float">
            <text:p>-38.2152650627736</text:p>
          </table:table-cell>
          <table:table-cell table:formula="of:=[.F19]-[.I41]*[.E19]" office:value-type="float" office:value="574.995245425949" calcext:value-type="float">
            <text:p>574.995245425949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3</text:p>
          </table:table-cell>
          <table:table-cell table:formula="of:=[.E20]-[.B20]" office:value-type="float" office:value="-0.21524" calcext:value-type="float">
            <text:p>-0.21524</text:p>
          </table:table-cell>
          <table:table-cell table:formula="of:=[.F20]-[.C20]" office:value-type="float" office:value="-8.49611" calcext:value-type="float">
            <text:p>-8.49611</text:p>
          </table:table-cell>
          <table:table-cell table:formula="of:=[.E4]-[.B4]" office:value-type="float" office:value="-4.239" calcext:value-type="float">
            <text:p>-4.239</text:p>
          </table:table-cell>
          <table:table-cell table:formula="of:=[.G4]-[.D4]" office:value-type="float" office:value="-5.243" calcext:value-type="float">
            <text:p>-5.243</text:p>
          </table:table-cell>
          <table:table-cell table:style-name="ce5" table:formula="of:=DEGREES(ACOS(([.B42]*[.D42]+[.C42]*[.E42])/(SQRT([.B42]^2+[.C42]^2)*SQRT([.D42]^2+[.E42]^2))))" office:value-type="float" office:value="37.5045494121925" calcext:value-type="float">
            <text:p>37.5045494121925</text:p>
          </table:table-cell>
          <table:table-cell table:formula="of:=-DEGREES(ACOS(([.D42])/(SQRT( ([.D42])^2 + ([.E42])^2 )*SQRT(1^2) )))" office:value-type="float" office:value="-128.955767235654" calcext:value-type="float">
            <text:p>-128.955767235654</text:p>
          </table:table-cell>
          <table:table-cell table:formula="of:=[.G42]-[.F42]" office:value-type="float" office:value="-166.460316647847" calcext:value-type="float">
            <text:p>-166.460316647847</text:p>
          </table:table-cell>
          <table:table-cell table:style-name="ce5" table:formula="of:=DEGREES(SIN(RADIANS([.H42])))/DEGREES(COS(RADIANS([.H42])))" office:value-type="float" office:value="0.240811406419635" calcext:value-type="float">
            <text:p>0.240811406419635</text:p>
          </table:table-cell>
          <table:table-cell table:formula="of:=[.F20]-[.I42]*[.E20]" office:value-type="float" office:value="-17.7306610400908" calcext:value-type="float">
            <text:p>-17.7306610400908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5</text:p>
          </table:table-cell>
          <table:table-cell table:formula="of:=[.E21]-[.B21]" office:value-type="float" office:value="-10.45649" calcext:value-type="float">
            <text:p>-10.45649</text:p>
          </table:table-cell>
          <table:table-cell table:formula="of:=[.F21]-[.C21]" office:value-type="float" office:value="-2.52993" calcext:value-type="float">
            <text:p>-2.52993</text:p>
          </table:table-cell>
          <table:table-cell table:formula="of:=[.E6]-[.B6]" office:value-type="float" office:value="0.329" calcext:value-type="float">
            <text:p>0.329</text:p>
          </table:table-cell>
          <table:table-cell table:formula="of:=[.G6]-[.D6]" office:value-type="float" office:value="2.224" calcext:value-type="float">
            <text:p>2.224</text:p>
          </table:table-cell>
          <table:table-cell table:style-name="ce5" table:formula="of:=DEGREES(ACOS(([.B43]*[.D43]+[.C43]*[.E43])/(SQRT([.B43]^2+[.C43]^2)*SQRT([.D43]^2+[.E43]^2))))" office:value-type="float" office:value="112.016067203101" calcext:value-type="float">
            <text:p>112.016067203101</text:p>
          </table:table-cell>
          <table:table-cell table:formula="of:=-DEGREES(ACOS(([.D43])/(SQRT( ([.D43])^2 + ([.E43])^2 )*SQRT(1^2) )))" office:value-type="float" office:value="-81.5851691234011" calcext:value-type="float">
            <text:p>-81.5851691234011</text:p>
          </table:table-cell>
          <table:table-cell table:formula="of:=[.G43]+[.F43]" office:value-type="float" office:value="30.4308980796997" calcext:value-type="float">
            <text:p>30.4308980796997</text:p>
          </table:table-cell>
          <table:table-cell table:style-name="ce5" table:formula="of:=DEGREES(SIN(RADIANS([.H43])))/DEGREES(COS(RADIANS([.H43])))" office:value-type="float" office:value="0.587421642761638" calcext:value-type="float">
            <text:p>0.587421642761638</text:p>
          </table:table-cell>
          <table:table-cell table:formula="of:=[.F21]-[.I43]*[.E21]" office:value-type="float" office:value="-19.3098338131574" calcext:value-type="float">
            <text:p>-19.3098338131574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6</text:p>
          </table:table-cell>
          <table:table-cell table:formula="of:=[.E22]-[.B22]" office:value-type="float" office:value="7.49213" calcext:value-type="float">
            <text:p>7.49213</text:p>
          </table:table-cell>
          <table:table-cell table:formula="of:=[.F22]-[.C22]" office:value-type="float" office:value="-4.41519" calcext:value-type="float">
            <text:p>-4.41519</text:p>
          </table:table-cell>
          <table:table-cell table:formula="of:=[.E7]-[.B7]" office:value-type="float" office:value="-1.464" calcext:value-type="float">
            <text:p>-1.464</text:p>
          </table:table-cell>
          <table:table-cell table:formula="of:=[.G7]-[.D7]" office:value-type="float" office:value="1.912" calcext:value-type="float">
            <text:p>1.912</text:p>
          </table:table-cell>
          <table:table-cell table:style-name="ce5" table:formula="of:=DEGREES(ACOS(([.B44]*[.D44]+[.C44]*[.E44])/(SQRT([.B44]^2+[.C44]^2)*SQRT([.D44]^2+[.E44]^2))))" office:value-type="float" office:value="157.952219518838" calcext:value-type="float">
            <text:p>157.952219518838</text:p>
          </table:table-cell>
          <table:table-cell table:formula="of:=-DEGREES(ACOS(([.D44])/(SQRT( ([.D44])^2 + ([.E44])^2 )*SQRT(1^2) )))" office:value-type="float" office:value="-127.440933018959" calcext:value-type="float">
            <text:p>-127.440933018959</text:p>
          </table:table-cell>
          <table:table-cell table:formula="of:=[.G44]-[.F44]" office:value-type="float" office:value="-285.393152537797" calcext:value-type="float">
            <text:p>-285.393152537797</text:p>
          </table:table-cell>
          <table:table-cell table:style-name="ce5" table:formula="of:=DEGREES(SIN(RADIANS([.H44])))/DEGREES(COS(RADIANS([.H44])))" office:value-type="float" office:value="3.6321725452335" calcext:value-type="float">
            <text:p>3.6321725452335</text:p>
          </table:table-cell>
          <table:table-cell table:formula="of:=[.F22]-[.I44]*[.E22]" office:value-type="float" office:value="-64.7053350977298" calcext:value-type="float">
            <text:p>-64.7053350977298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8</text:p>
          </table:table-cell>
          <table:table-cell table:formula="of:=[.E23]-[.B23]" office:value-type="float" office:value="1.57164" calcext:value-type="float">
            <text:p>1.57164</text:p>
          </table:table-cell>
          <table:table-cell table:formula="of:=[.F23]-[.C23]" office:value-type="float" office:value="-5.82489" calcext:value-type="float">
            <text:p>-5.82489</text:p>
          </table:table-cell>
          <table:table-cell table:formula="of:=[.E9]-[.B9]" office:value-type="float" office:value="0.133000000000001" calcext:value-type="float">
            <text:p>0.133000000000001</text:p>
          </table:table-cell>
          <table:table-cell table:formula="of:=[.G9]-[.D9]" office:value-type="float" office:value="-2.398" calcext:value-type="float">
            <text:p>-2.398</text:p>
          </table:table-cell>
          <table:table-cell table:style-name="ce5" table:formula="of:=DEGREES(ACOS(([.B45]*[.D45]+[.C45]*[.E45])/(SQRT([.B45]^2+[.C45]^2)*SQRT([.D45]^2+[.E45]^2))))" office:value-type="float" office:value="11.9251336052406" calcext:value-type="float">
            <text:p>11.9251336052406</text:p>
          </table:table-cell>
          <table:table-cell table:formula="of:=-DEGREES(ACOS(([.D45])/(SQRT( ([.D45])^2 + ([.E45])^2 )*SQRT(1^2) )))" office:value-type="float" office:value="-86.8254631595177" calcext:value-type="float">
            <text:p>-86.8254631595177</text:p>
          </table:table-cell>
          <table:table-cell table:formula="of:=[.G45]-[.F45]" office:value-type="float" office:value="-98.7505967647583" calcext:value-type="float">
            <text:p>-98.7505967647583</text:p>
          </table:table-cell>
          <table:table-cell table:style-name="ce5" table:formula="of:=DEGREES(SIN(RADIANS([.H45])))/DEGREES(COS(RADIANS([.H45])))" office:value-type="float" office:value="6.49665427743012" calcext:value-type="float">
            <text:p>6.49665427743012</text:p>
          </table:table-cell>
          <table:table-cell table:formula="of:=[.F23]-[.I45]*[.E23]" office:value-type="float" office:value="-115.154166619112" calcext:value-type="float">
            <text:p>-115.154166619112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11</text:p>
          </table:table-cell>
          <table:table-cell table:formula="of:=[.E24]-[.B24]" office:value-type="float" office:value="-0.57544" calcext:value-type="float">
            <text:p>-0.57544</text:p>
          </table:table-cell>
          <table:table-cell table:formula="of:=[.F24]-[.C24]" office:value-type="float" office:value="-3.73843" calcext:value-type="float">
            <text:p>-3.73843</text:p>
          </table:table-cell>
          <table:table-cell table:formula="of:=[.E12]-[.B12]" office:value-type="float" office:value="1.152" calcext:value-type="float">
            <text:p>1.152</text:p>
          </table:table-cell>
          <table:table-cell table:formula="of:=[.G12]-[.D12]" office:value-type="float" office:value="0.561" calcext:value-type="float">
            <text:p>0.561</text:p>
          </table:table-cell>
          <table:table-cell table:style-name="ce5" table:formula="of:=DEGREES(ACOS(([.B46]*[.D46]+[.C46]*[.E46])/(SQRT([.B46]^2+[.C46]^2)*SQRT([.D46]^2+[.E46]^2))))" office:value-type="float" office:value="124.715724978859" calcext:value-type="float">
            <text:p>124.715724978859</text:p>
          </table:table-cell>
          <table:table-cell table:formula="of:=-DEGREES(ACOS(([.D46])/(SQRT( ([.D46])^2 + ([.E46])^2 )*SQRT(1^2) )))" office:value-type="float" office:value="-25.9651172968241" calcext:value-type="float">
            <text:p>-25.9651172968241</text:p>
          </table:table-cell>
          <table:table-cell table:formula="of:=[.G46]-[.F46]" office:value-type="float" office:value="-150.680842275683" calcext:value-type="float">
            <text:p>-150.680842275683</text:p>
          </table:table-cell>
          <table:table-cell table:style-name="ce5" table:formula="of:=DEGREES(SIN(RADIANS([.H46])))/DEGREES(COS(RADIANS([.H46])))" office:value-type="float" office:value="0.561613572756825" calcext:value-type="float">
            <text:p>0.561613572756825</text:p>
          </table:table-cell>
          <table:table-cell table:formula="of:=[.F24]-[.I46]*[.E24]" office:value-type="float" office:value="-37.9388075106521" calcext:value-type="float">
            <text:p>-37.9388075106521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10</text:p>
          </table:table-cell>
          <table:table-cell table:formula="of:=[.E25]-[.B25]" office:value-type="float" office:value="-9.66044" calcext:value-type="float">
            <text:p>-9.66044</text:p>
          </table:table-cell>
          <table:table-cell table:formula="of:=[.F25]-[.C25]" office:value-type="float" office:value="5.42543" calcext:value-type="float">
            <text:p>5.42543</text:p>
          </table:table-cell>
          <table:table-cell table:formula="of:=[.E11]-[.B11]" office:value-type="float" office:value="-5.713" calcext:value-type="float">
            <text:p>-5.713</text:p>
          </table:table-cell>
          <table:table-cell table:formula="of:=[.G11]-[.D11]" office:value-type="float" office:value="1.487" calcext:value-type="float">
            <text:p>1.487</text:p>
          </table:table-cell>
          <table:table-cell table:style-name="ce5" table:formula="of:=DEGREES(ACOS(([.B47]*[.D47]+[.C47]*[.E47])/(SQRT([.B47]^2+[.C47]^2)*SQRT([.D47]^2+[.E47]^2))))" office:value-type="float" office:value="14.7297052825415" calcext:value-type="float">
            <text:p>14.7297052825415</text:p>
          </table:table-cell>
          <table:table-cell table:formula="of:=-DEGREES(ACOS(([.D47])/(SQRT( ([.D47])^2 + ([.E47])^2 )*SQRT(1^2) )))" office:value-type="float" office:value="-165.410566598164" calcext:value-type="float">
            <text:p>-165.410566598164</text:p>
          </table:table-cell>
          <table:table-cell table:formula="of:=[.G47]-[.F47]" office:value-type="float" office:value="-180.140271880705" calcext:value-type="float">
            <text:p>-180.140271880705</text:p>
          </table:table-cell>
          <table:table-cell table:style-name="ce5" table:formula="of:=DEGREES(SIN(RADIANS([.H47])))/DEGREES(COS(RADIANS([.H47])))" office:value-type="float" office:value="-0.00244821105756062" calcext:value-type="float">
            <text:p>-0.00244821105756062</text:p>
          </table:table-cell>
          <table:table-cell table:formula="of:=[.F25]-[.I47]*[.E25]" office:value-type="float" office:value="-25.1985393743132" calcext:value-type="float">
            <text:p>-25.1985393743132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office:value-type="string" calcext:value-type="string">
            <text:p>For outside path</text:p>
          </table:table-cell>
          <table:table-cell table:number-columns-repeated="9"/>
          <table:table-cell table:style-name="ce5"/>
          <table:table-cell table:number-columns-repeated="8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Top Beam</text:p>
          </table:table-cell>
          <table:table-cell office:value-type="string" calcext:value-type="string">
            <text:p>v1x</text:p>
          </table:table-cell>
          <table:table-cell office:value-type="string" calcext:value-type="string">
            <text:p>v1y</text:p>
          </table:table-cell>
          <table:table-cell office:value-type="string" calcext:value-type="string">
            <text:p>v2x</text:p>
          </table:table-cell>
          <table:table-cell office:value-type="string" calcext:value-type="string">
            <text:p>v2y</text:p>
          </table:table-cell>
          <table:table-cell office:value-type="string" calcext:value-type="string">
            <text:p>Dot Product w/ respecitve mirror</text:p>
          </table:table-cell>
          <table:table-cell office:value-type="string" calcext:value-type="string">
            <text:p>angle to positive x axis</text:p>
          </table:table-cell>
          <table:table-cell office:value-type="string" calcext:value-type="string">
            <text:p>delta angle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.s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1</text:p>
          </table:table-cell>
          <table:table-cell table:formula="of:=[.E29]-[.B29]" office:value-type="float" office:value="-6.65519" calcext:value-type="float">
            <text:p>-6.65519</text:p>
          </table:table-cell>
          <table:table-cell table:formula="of:=[.F29]-[.C29]" office:value-type="float" office:value="-3.32759" calcext:value-type="float">
            <text:p>-3.32759</text:p>
          </table:table-cell>
          <table:table-cell table:formula="of:=[.E2]-[.B2]" office:value-type="float" office:value="-0.232000000000001" calcext:value-type="float">
            <text:p>-0.232000000000001</text:p>
          </table:table-cell>
          <table:table-cell table:formula="of:=[.G2]-[.D2]" office:value-type="float" office:value="-8.528" calcext:value-type="float">
            <text:p>-8.528</text:p>
          </table:table-cell>
          <table:table-cell table:style-name="ce5" table:formula="of:=DEGREES(ACOS(([.B52]*[.D52]+[.C52]*[.E52])/(SQRT([.B52]^2+[.C52]^2)*SQRT([.D52]^2+[.E52]^2))))" office:value-type="float" office:value="61.8766644182868" calcext:value-type="float">
            <text:p>61.8766644182868</text:p>
          </table:table-cell>
          <table:table-cell table:formula="of:=DEGREES(ACOS(([.D52])/(SQRT( ([.D52])^2 + ([.E52])^2 )*SQRT(1^2) )))" office:value-type="float" office:value="91.5583188413961" calcext:value-type="float">
            <text:p>91.5583188413961</text:p>
          </table:table-cell>
          <table:table-cell table:formula="of:=[.G52]-[.F52]" office:value-type="float" office:value="29.6816544231093" calcext:value-type="float">
            <text:p>29.6816544231093</text:p>
          </table:table-cell>
          <table:table-cell table:style-name="ce5" table:formula="of:=DEGREES(SIN(RADIANS([.H40])))/DEGREES(COS(RADIANS([.H40])))" office:value-type="float" office:value="-0.569966669420662" calcext:value-type="float">
            <text:p>-0.569966669420662</text:p>
          </table:table-cell>
          <table:table-cell table:formula="of:=[.F18]-[.I40]*[.E18]" office:value-type="float" office:value="3.02844350347896" calcext:value-type="float">
            <text:p>3.02844350347896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2</text:p>
          </table:table-cell>
          <table:table-cell table:formula="of:=[.E30]-[.B30]" office:value-type="float" office:value="6.71143" calcext:value-type="float">
            <text:p>6.71143</text:p>
          </table:table-cell>
          <table:table-cell table:formula="of:=[.F30]-[.C30]" office:value-type="float" office:value="-3.82101" calcext:value-type="float">
            <text:p>-3.82101</text:p>
          </table:table-cell>
          <table:table-cell table:formula="of:=[.E3]-[.B3]" office:value-type="float" office:value="-4.106" calcext:value-type="float">
            <text:p>-4.106</text:p>
          </table:table-cell>
          <table:table-cell table:formula="of:=[.G3]-[.D3]" office:value-type="float" office:value="7.28" calcext:value-type="float">
            <text:p>7.28</text:p>
          </table:table-cell>
          <table:table-cell table:style-name="ce5" table:formula="of:=DEGREES(ACOS(([.B53]*[.D53]+[.C53]*[.E53])/(SQRT([.B53]^2+[.C53]^2)*SQRT([.D53]^2+[.E53]^2))))" office:value-type="float" office:value="149.077578964186" calcext:value-type="float">
            <text:p>149.077578964186</text:p>
          </table:table-cell>
          <table:table-cell table:formula="of:=-DEGREES(ACOS(([.D53])/(SQRT( ([.D53])^2 + ([.E53])^2 )*SQRT(1^2) )))" office:value-type="float" office:value="-119.423475956152" calcext:value-type="float">
            <text:p>-119.423475956152</text:p>
          </table:table-cell>
          <table:table-cell table:formula="of:=[.G53]-[.F53]" office:value-type="float" office:value="-268.501054920338" calcext:value-type="float">
            <text:p>-268.501054920338</text:p>
          </table:table-cell>
          <table:table-cell table:style-name="ce5" table:formula="of:=DEGREES(SIN(RADIANS([.H41])))/DEGREES(COS(RADIANS([.H41])))" office:value-type="float" office:value="-38.2152650627736" calcext:value-type="float">
            <text:p>-38.2152650627736</text:p>
          </table:table-cell>
          <table:table-cell table:formula="of:=[.F19]-[.I41]*[.E19]" office:value-type="float" office:value="574.995245425949" calcext:value-type="float">
            <text:p>574.995245425949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3</text:p>
          </table:table-cell>
          <table:table-cell table:formula="of:=[.E31]-[.B31]" office:value-type="float" office:value="-0.147489999999999" calcext:value-type="float">
            <text:p>-0.147489999999999</text:p>
          </table:table-cell>
          <table:table-cell table:formula="of:=[.F31]-[.C31]" office:value-type="float" office:value="-5.82174" calcext:value-type="float">
            <text:p>-5.82174</text:p>
          </table:table-cell>
          <table:table-cell table:formula="of:=[.E4]-[.B4]" office:value-type="float" office:value="-4.239" calcext:value-type="float">
            <text:p>-4.239</text:p>
          </table:table-cell>
          <table:table-cell table:formula="of:=[.G4]-[.D4]" office:value-type="float" office:value="-5.243" calcext:value-type="float">
            <text:p>-5.243</text:p>
          </table:table-cell>
          <table:table-cell table:style-name="ce5" table:formula="of:=DEGREES(ACOS(([.B54]*[.D54]+[.C54]*[.E54])/(SQRT([.B54]^2+[.C54]^2)*SQRT([.D54]^2+[.E54]^2))))" office:value-type="float" office:value="37.5045263216893" calcext:value-type="float">
            <text:p>37.5045263216893</text:p>
          </table:table-cell>
          <table:table-cell table:formula="of:=-DEGREES(ACOS(([.D54])/(SQRT( ([.D54])^2 + ([.E54])^2 )*SQRT(1^2) )))" office:value-type="float" office:value="-128.955767235654" calcext:value-type="float">
            <text:p>-128.955767235654</text:p>
          </table:table-cell>
          <table:table-cell table:formula="of:=[.G54]-[.F54]" office:value-type="float" office:value="-166.460293557343" calcext:value-type="float">
            <text:p>-166.460293557343</text:p>
          </table:table-cell>
          <table:table-cell table:style-name="ce5" table:formula="of:=DEGREES(SIN(RADIANS([.H42])))/DEGREES(COS(RADIANS([.H42])))" office:value-type="float" office:value="0.240811406419635" calcext:value-type="float">
            <text:p>0.240811406419635</text:p>
          </table:table-cell>
          <table:table-cell table:formula="of:=[.F20]-[.I42]*[.E20]" office:value-type="float" office:value="-17.7306610400908" calcext:value-type="float">
            <text:p>-17.7306610400908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4</text:p>
          </table:table-cell>
          <table:table-cell table:formula="of:=[.E32]-[.B32]" office:value-type="float" office:value="-9.65322" calcext:value-type="float">
            <text:p>-9.65322</text:p>
          </table:table-cell>
          <table:table-cell table:formula="of:=[.F32]-[.C32]" office:value-type="float" office:value="-2.33557" calcext:value-type="float">
            <text:p>-2.33557</text:p>
          </table:table-cell>
          <table:table-cell table:formula="of:=[.E5]-[.B5]" office:value-type="float" office:value="-0.235" calcext:value-type="float">
            <text:p>-0.235</text:p>
          </table:table-cell>
          <table:table-cell table:formula="of:=[.G5]-[.D5]" office:value-type="float" office:value="-1.97" calcext:value-type="float">
            <text:p>-1.97</text:p>
          </table:table-cell>
          <table:table-cell table:style-name="ce5" table:formula="of:=DEGREES(ACOS(([.B55]*[.D55]+[.C55]*[.E55])/(SQRT([.B55]^2+[.C55]^2)*SQRT([.D55]^2+[.E55]^2))))" office:value-type="float" office:value="69.5961905517502" calcext:value-type="float">
            <text:p>69.5961905517502</text:p>
          </table:table-cell>
          <table:table-cell table:formula="of:=-DEGREES(ACOS(([.D55])/(SQRT( ([.D55])^2 + ([.E55])^2 )*SQRT(1^2) )))" office:value-type="float" office:value="-96.8026302446833" calcext:value-type="float">
            <text:p>-96.8026302446833</text:p>
          </table:table-cell>
          <table:table-cell table:formula="of:=[.G55]+[.F55]" office:value-type="float" office:value="-27.2064396929331" calcext:value-type="float">
            <text:p>-27.2064396929331</text:p>
          </table:table-cell>
          <table:table-cell table:style-name="ce5" table:formula="of:=DEGREES(SIN(RADIANS([.H43])))/DEGREES(COS(RADIANS([.H43])))" office:value-type="float" office:value="0.587421642761638" calcext:value-type="float">
            <text:p>0.587421642761638</text:p>
          </table:table-cell>
          <table:table-cell table:formula="of:=[.F21]-[.I43]*[.E21]" office:value-type="float" office:value="-19.3098338131574" calcext:value-type="float">
            <text:p>-19.3098338131574</text:p>
          </table:table-cell>
          <table:table-cell office:value-type="string" calcext:value-type="string">
            <text:p>`</text:p>
          </table:table-cell>
          <table:table-cell table:number-columns-repeated="8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7</text:p>
          </table:table-cell>
          <table:table-cell table:formula="of:=[.E33]-[.B33]" office:value-type="float" office:value="13.01363" calcext:value-type="float">
            <text:p>13.01363</text:p>
          </table:table-cell>
          <table:table-cell table:formula="of:=[.F33]-[.C33]" office:value-type="float" office:value="-6.68995" calcext:value-type="float">
            <text:p>-6.68995</text:p>
          </table:table-cell>
          <table:table-cell table:formula="of:=[.E8]-[.B8]" office:value-type="float" office:value="0.410999999999998" calcext:value-type="float">
            <text:p>0.410999999999998</text:p>
          </table:table-cell>
          <table:table-cell table:formula="of:=[.G8]-[.D8]" office:value-type="float" office:value="-1.432" calcext:value-type="float">
            <text:p>-1.432</text:p>
          </table:table-cell>
          <table:table-cell table:style-name="ce5" table:formula="of:=DEGREES(ACOS(([.B56]*[.D56]+[.C56]*[.E56])/(SQRT([.B56]^2+[.C56]^2)*SQRT([.D56]^2+[.E56]^2))))" office:value-type="float" office:value="46.7794773980949" calcext:value-type="float">
            <text:p>46.7794773980949</text:p>
          </table:table-cell>
          <table:table-cell table:formula="of:=-DEGREES(ACOS(([.D56])/(SQRT( ([.D56])^2 + ([.E56])^2 )*SQRT(1^2) )))" office:value-type="float" office:value="-73.9859294930493" calcext:value-type="float">
            <text:p>-73.9859294930493</text:p>
          </table:table-cell>
          <table:table-cell table:formula="of:=[.G56]-[.F56]" office:value-type="float" office:value="-120.765406891144" calcext:value-type="float">
            <text:p>-120.765406891144</text:p>
          </table:table-cell>
          <table:table-cell table:style-name="ce5" table:formula="of:=DEGREES(SIN(RADIANS([.H44])))/DEGREES(COS(RADIANS([.H44])))" office:value-type="float" office:value="3.6321725452335" calcext:value-type="float">
            <text:p>3.6321725452335</text:p>
          </table:table-cell>
          <table:table-cell table:formula="of:=[.F22]-[.I44]*[.E22]" office:value-type="float" office:value="-64.7053350977298" calcext:value-type="float">
            <text:p>-64.7053350977298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9</text:p>
          </table:table-cell>
          <table:table-cell table:formula="of:=[.E34]-[.B34]" office:value-type="float" office:value="-5.69891" calcext:value-type="float">
            <text:p>-5.69891</text:p>
          </table:table-cell>
          <table:table-cell table:formula="of:=[.F34]-[.C34]" office:value-type="float" office:value="-9.57314" calcext:value-type="float">
            <text:p>-9.57314</text:p>
          </table:table-cell>
          <table:table-cell table:formula="of:=[.E10]-[.B10]" office:value-type="float" office:value="3.999" calcext:value-type="float">
            <text:p>3.999</text:p>
          </table:table-cell>
          <table:table-cell table:formula="of:=[.G10]-[.D10]" office:value-type="float" office:value="1.081" calcext:value-type="float">
            <text:p>1.081</text:p>
          </table:table-cell>
          <table:table-cell table:style-name="ce5" table:formula="of:=DEGREES(ACOS(([.B57]*[.D57]+[.C57]*[.E57])/(SQRT([.B57]^2+[.C57]^2)*SQRT([.D57]^2+[.E57]^2))))" office:value-type="float" office:value="135.891959106055" calcext:value-type="float">
            <text:p>135.891959106055</text:p>
          </table:table-cell>
          <table:table-cell table:formula="of:=-DEGREES(ACOS(([.D57])/(SQRT( ([.D57])^2 + ([.E57])^2 )*SQRT(1^2) )))" office:value-type="float" office:value="-15.1265333704014" calcext:value-type="float">
            <text:p>-15.1265333704014</text:p>
          </table:table-cell>
          <table:table-cell table:formula="of:=[.G57]-[.F57]" office:value-type="float" office:value="-151.018492476456" calcext:value-type="float">
            <text:p>-151.018492476456</text:p>
          </table:table-cell>
          <table:table-cell table:style-name="ce5" table:formula="of:=DEGREES(SIN(RADIANS([.H45])))/DEGREES(COS(RADIANS([.H45])))" office:value-type="float" office:value="6.49665427743012" calcext:value-type="float">
            <text:p>6.49665427743012</text:p>
          </table:table-cell>
          <table:table-cell table:formula="of:=[.F23]-[.I45]*[.E23]" office:value-type="float" office:value="-115.154166619112" calcext:value-type="float">
            <text:p>-115.154166619112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office:value-type="string" calcext:value-type="string">
            <text:p>Mirror 10</text:p>
          </table:table-cell>
          <table:table-cell table:formula="of:=[.E35]-[.B35]" office:value-type="float" office:value="-12.50649" calcext:value-type="float">
            <text:p>-12.50649</text:p>
          </table:table-cell>
          <table:table-cell table:formula="of:=[.F35]-[.C35]" office:value-type="float" office:value="6.98388" calcext:value-type="float">
            <text:p>6.98388</text:p>
          </table:table-cell>
          <table:table-cell table:formula="of:=[.E11]-[.B11]" office:value-type="float" office:value="-5.713" calcext:value-type="float">
            <text:p>-5.713</text:p>
          </table:table-cell>
          <table:table-cell table:formula="of:=[.G11]-[.D11]" office:value-type="float" office:value="1.487" calcext:value-type="float">
            <text:p>1.487</text:p>
          </table:table-cell>
          <table:table-cell table:style-name="ce5" table:formula="of:=DEGREES(ACOS(([.B58]*[.D58]+[.C58]*[.E58])/(SQRT([.B58]^2+[.C58]^2)*SQRT([.D58]^2+[.E58]^2))))" office:value-type="float" office:value="14.5904515145674" calcext:value-type="float">
            <text:p>14.5904515145674</text:p>
          </table:table-cell>
          <table:table-cell table:formula="of:=-DEGREES(ACOS(([.D58])/(SQRT( ([.D58])^2 + ([.E58])^2 )*SQRT(1^2) )))" office:value-type="float" office:value="-165.410566598164" calcext:value-type="float">
            <text:p>-165.410566598164</text:p>
          </table:table-cell>
          <table:table-cell table:formula="of:=[.G58]-[.F58]" office:value-type="float" office:value="-180.001018112731" calcext:value-type="float">
            <text:p>-180.001018112731</text:p>
          </table:table-cell>
          <table:table-cell table:style-name="ce5" table:formula="of:=DEGREES(SIN(RADIANS([.H46])))/DEGREES(COS(RADIANS([.H46])))" office:value-type="float" office:value="0.561613572756825" calcext:value-type="float">
            <text:p>0.561613572756825</text:p>
          </table:table-cell>
          <table:table-cell table:formula="of:=[.F24]-[.I46]*[.E24]" office:value-type="float" office:value="-37.9388075106521" calcext:value-type="float">
            <text:p>-37.9388075106521</text:p>
          </table:table-cell>
          <table:table-cell table:number-columns-repeated="9"/>
          <table:table-cell table:style-name="ce5" table:number-columns-repeated="16364"/>
          <table:table-cell/>
        </table:table-row>
        <table:table-row table:style-name="ro3">
          <table:table-cell table:number-columns-repeated="5"/>
          <table:table-cell table:style-name="ce5"/>
          <table:table-cell table:number-columns-repeated="2"/>
          <table:table-cell table:style-name="ce5"/>
          <table:table-cell table:number-columns-repeated="10"/>
          <table:table-cell table:style-name="ce5" table:number-columns-repeated="16364"/>
          <table:table-cell/>
        </table:table-row>
        <table:table-row table:style-name="ro3">
          <table:table-cell table:number-columns-repeated="16384"/>
        </table:table-row>
        <table:table-row table:style-name="ro3" table:number-rows-repeated="9">
          <table:table-cell table:number-columns-repeated="6"/>
          <table:table-cell table:style-name="ce5" table:number-columns-repeated="7"/>
          <table:table-cell table:number-columns-repeated="6"/>
          <table:table-cell table:style-name="ce5" table:number-columns-repeated="16364"/>
          <table:table-cell/>
        </table:table-row>
        <table:table-row table:style-name="ro3">
          <table:table-cell table:number-columns-repeated="2"/>
          <table:table-cell table:style-name="ce1" table:number-columns-repeated="2"/>
          <table:table-cell table:style-name="ce3" table:number-columns-repeated="2"/>
          <table:table-cell table:style-name="ce1"/>
          <table:table-cell table:style-name="ce3" table:number-columns-repeated="2"/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16364"/>
          <table:table-cell/>
        </table:table-row>
        <table:table-row table:style-name="ro3">
          <table:table-cell table:number-columns-repeated="8"/>
          <table:table-cell table:style-name="ce5"/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16364"/>
          <table:table-cell/>
        </table:table-row>
        <table:table-row table:style-name="ro3" table:number-rows-repeated="12">
          <table:table-cell table:number-columns-repeated="8"/>
          <table:table-cell table:style-name="ce5"/>
          <table:table-cell table:number-columns-repeated="10"/>
          <table:table-cell table:style-name="ce5" table:number-columns-repeated="16364"/>
          <table:table-cell/>
        </table:table-row>
        <table:table-row table:style-name="ro3" table:number-rows-repeated="6">
          <table:table-cell table:number-columns-repeated="16384"/>
        </table:table-row>
        <table:table-row table:style-name="ro3" table:number-rows-repeated="11">
          <table:table-cell/>
          <table:table-cell table:style-name="ce6"/>
          <table:table-cell table:style-name="ce5" table:number-columns-repeated="4"/>
          <table:table-cell table:number-columns-repeated="13"/>
          <table:table-cell table:style-name="ce5" table:number-columns-repeated="16364"/>
          <table:table-cell/>
        </table:table-row>
        <table:table-row table:style-name="ro4" table:number-rows-repeated="104847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/>
    <style:font-face style:name="Noto Sans" svg:font-family="'Noto Sans'" style:font-family-generic="system" style:font-pitch="variable"/>
    <style:font-face style:name="Noto Sans Mono" svg:font-family="'Noto Sans Mono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14:23:20.7573015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Noah Alexiou</meta:initial-creator>
    <meta:creation-date>2024-11-17T17:05:29Z</meta:creation-date>
    <dc:date>2024-11-24T23:36:00.811475324</dc:date>
    <meta:editing-cycles>20</meta:editing-cycles>
    <meta:editing-duration>PT12H19M11S</meta:editing-duration>
    <meta:document-statistic meta:table-count="1" meta:cell-count="457" meta:object-count="0"/>
  </office:meta>
</office:document-meta>
</file>